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center" style:justify-single-word="false"/>
      <style:text-properties fo:color="#000000" fo:font-size="16pt" style:font-size-asian="16pt" style:font-size-complex="16pt"/>
    </style:style>
    <style:style style:name="P3" style:family="paragraph" style:parent-style-name="Standard">
      <style:paragraph-properties fo:text-align="center" style:justify-single-word="false"/>
      <style:text-properties fo:color="#000000"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style:text-properties fo:color="#000000" fo:font-size="12pt" style:font-size-asian="10.5pt" style:font-size-complex="12pt"/>
    </style:style>
    <style:style style:name="P5" style:family="paragraph" style:parent-style-name="Standard">
      <style:paragraph-properties fo:text-align="start" style:justify-single-word="false"/>
      <style:text-properties fo:color="#ff0000" fo:font-size="13pt" fo:font-weight="bold" style:font-size-asian="13pt" style:font-weight-asian="bold" style:font-size-complex="13pt" style:font-weight-complex="bold"/>
    </style:style>
    <style:style style:name="P6"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T1" style:family="text">
      <style:text-properties fo:color="#ff0000" fo:font-size="13pt" fo:font-weight="bold" style:font-size-asian="13pt" style:font-weight-asian="bold" style:font-size-complex="13pt" style:font-weight-complex="bold"/>
    </style:style>
    <style:style style:name="T2" style:family="text">
      <style:text-properties fo:font-weight="normal" style:font-size-asian="12pt" style:font-weight-asian="normal" style:font-weight-complex="normal"/>
    </style:style>
    <style:style style:name="T3" style:family="text">
      <style:text-properties fo:font-style="italic" fo:font-weight="normal" style:font-size-asian="12pt"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3">TRABAJO TEMA 3</text:p>
      <text:p text:style-name="P2"/>
      <text:p text:style-name="P2"/>
      <text:p text:style-name="P2">ALGORITMO DE DISTRIBUCIÓN</text:p>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anuel Jesús García Manday. 48893432-D</text:p>
      <text:p text:style-name="P4"><text:soft-page-break/><text:tab/><text:span text:style-name="T1">Objetivo</text:span></text:p>
      <text:p text:style-name="P5"/>
      <text:p text:style-name="P4"><text:span text:style-name="T1"><text:tab/><text:tab/></text:span><text:span text:style-name="T2">El objetivo de este trabajo era realizar la implementación mediante el uso de gráficos de unos de los algortimos de distribución vistos en clase de teoría.</text:span></text:p>
      <text:p text:style-name="P6"/>
      <text:p text:style-name="P6"/>
      <text:p text:style-name="P6"/>
      <text:p text:style-name="P4"><text:span text:style-name="T2"><text:tab/></text:span><text:span text:style-name="T1">Desarrollo</text:span></text:p>
      <text:p text:style-name="P6"/>
      <text:p text:style-name="P6"><text:tab/><text:tab/>Para la realización del ejercicio he escogido implementar el algoritmo de exclusión mutua, en la que para que un proceso entre en su sección crítica le enviará una petición al servidor para que este le de el testigo.</text:p>
      <text:p text:style-name="P6"/>
      <text:p text:style-name="P6"><text:tab/><text:tab/>El servidor encola las peticiones que le va llegando de cada procesos. Cuando un proceso finalize su tiempo en sección crítica enviará un mensaje al servidor para que este le pueda dar el testigo a otro proceso. El servidor cogerá al primer proceso de la cola.</text:p>
      <text:p text:style-name="P6"/>
      <text:p text:style-name="P6"><text:tab/><text:tab/></text:p>
      <text:p text:style-name="P6"/>
      <text:p text:style-name="P4"><text:span text:style-name="T2"><text:tab/></text:span><text:span text:style-name="T1">Implementación</text:span></text:p>
      <text:p text:style-name="P6"/>
      <text:p text:style-name="P6"><text:tab/><text:tab/>En la aplicación desarrollada tenemos varias clases, cada una interpretando su rol.</text:p>
      <text:p text:style-name="P6"/>
      <text:p text:style-name="P4"><text:span text:style-name="T2"><text:s text:c="4"/><text:tab/><text:tab/>La clase </text:span><text:span text:style-name="T3">Servidor</text:span><text:span text:style-name="T2"> corresponde al proceso que hará la función de dar el testigo a un proceso u otro y de ir encolando las peticiones que le vayan llegando.</text:span></text:p>
      <text:p text:style-name="P6"/>
      <text:p text:style-name="P4"><text:span text:style-name="T2"><text:tab/><text:tab/>La clase </text:span><text:span text:style-name="T3">Proceso</text:span><text:span text:style-name="T2"> corresponde el proceso en si, es decir, la instancia que demandará al servidor el testigo para acceder a su sección crítica.</text:span></text:p>
      <text:p text:style-name="P6"/>
      <text:p text:style-name="P4"><text:span text:style-name="T2"><text:tab/><text:tab/>La clase </text:span><text:span text:style-name="T3">Tiempo</text:span><text:span text:style-name="T2"> es usada para asignar tiempos aleatorios a cada proceso para acceder a su sección crítica.</text:span></text:p>
      <text:p text:style-name="P6"/>
      <text:p text:style-name="P4"><text:span text:style-name="T2"><text:tab/><text:tab/>Las interfaces desarrolladas son para poder realizar la comuncación con rmi, mientras que la clase principal donde se ve como funciona el algoritmo gráficamente es </text:span><text:span text:style-name="T3">algoritmoDistribuido</text:span><text:span text:style-name="T2">.</text:span></text:p>
      <text:p text:style-name="P6"/>
      <text:p text:style-name="P6"/>
      <text:p text:style-name="P6"/>
      <text:p text:style-name="P4"><text:span text:style-name="T2"><text:tab/></text:span><text:span text:style-name="T1">Funcionamiento</text:span></text:p>
      <text:p text:style-name="P6"/>
      <text:p text:style-name="P6"><text:tab/><text:tab/>Primeramente hay que ejecutar la clase Servidor, una vez que este corriendo en la máquina correspondiente, ejecutaremos la clase algoritmoDistribuido, la cual creará seis procesos para el ejemplo.</text:p>
      <text:p text:style-name="P6"/>
      <text:p text:style-name="P6"><text:tab/><text:tab/>Pulsaremos el boton iniciar de la pantalla, para que se inicie el comienzo del algoritmo, y al pulsar en cada botón ( el cual cada uno de ellos representa a un proceso) indicará que dicho proceso solicita el testigo para acceder a su sección crítica. Pasado el tiempo de acceso del proceso que tiene el testigo, pasará a otro proceso, viendo como cambia de color el mismo.<text:tab/><text:tab/></text:p>
      <text:p text:style-name="P6"/>
      <text:p text:style-name="P6"><text:tab/><text:tab/>Cada vez que se inicie de nuevo la aplicación por completo, hay que volver a ejecutar las dos clases, Servidor y algoritmoDistribuido, siempre en este o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us </meta:initial-creator>
    <meta:creation-date>2013-05-20T17:38:07</meta:creation-date>
    <dc:date>2013-06-05T23:51:54</dc:date>
    <dc:creator>Jesus </dc:creator>
    <meta:editing-duration>PT59M40S</meta:editing-duration>
    <meta:editing-cycles>8</meta:editing-cycles>
    <meta:generator>LibreOffice/3.5$Linux_X86_64 LibreOffice_project/350m1$Build-2</meta:generator>
    <meta:document-statistic meta:table-count="0" meta:image-count="0" meta:object-count="0" meta:page-count="2" meta:paragraph-count="19" meta:word-count="355" meta:character-count="2182" meta:non-whitespace-character-count="1811"/>
  </office:meta>
</office:document-meta>
</file>